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none" officeooo:rsid="00076d2e" officeooo:paragraph-rsid="00076d2e" style:font-size-asian="10.5pt" style:font-size-complex="12pt"/>
    </style:style>
    <style:style style:name="P2" style:family="paragraph" style:parent-style-name="Preformatted_20_Text">
      <style:text-properties fo:font-size="16pt" style:text-underline-style="solid" style:text-underline-width="auto" style:text-underline-color="font-color" officeooo:rsid="00076d2e" officeooo:paragraph-rsid="00076d2e" style:font-size-asian="16pt" style:font-size-complex="16pt"/>
    </style:style>
    <style:style style:name="P3" style:family="paragraph" style:parent-style-name="Preformatted_20_Text">
      <style:text-properties fo:font-size="14pt" style:text-underline-style="solid" style:text-underline-width="auto" style:text-underline-color="font-color" officeooo:rsid="00076d2e" officeooo:paragraph-rsid="00076d2e" style:font-size-asian="14pt" style:font-size-complex="14pt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officeooo:rsid="00076d2e" officeooo:paragraph-rsid="00076d2e" style:font-size-asian="12.25pt" style:font-size-complex="14pt"/>
    </style:style>
    <style:style style:name="P5" style:family="paragraph" style:parent-style-name="Standard">
      <style:text-properties fo:font-size="12pt" style:text-underline-style="none" officeooo:rsid="001c7370" officeooo:paragraph-rsid="001c7370" style:font-size-asian="10.5pt" style:font-size-complex="12pt"/>
    </style:style>
    <style:style style:name="P6" style:family="paragraph" style:parent-style-name="Standard">
      <style:text-properties style:font-name="Liberation Mono" fo:font-size="12pt" style:text-underline-style="none" officeooo:rsid="001c7370" officeooo:paragraph-rsid="001c7370" style:font-size-asian="10.5pt" style:font-size-complex="12pt"/>
    </style:style>
    <style:style style:name="P7" style:family="paragraph" style:parent-style-name="Standard">
      <style:text-properties style:font-name="Liberation Mono" fo:font-size="14pt" style:text-underline-style="solid" style:text-underline-width="auto" style:text-underline-color="font-color" officeooo:rsid="001c7370" officeooo:paragraph-rsid="001c7370" style:font-size-asian="14pt" style:font-size-complex="14pt"/>
    </style:style>
    <style:style style:name="P8" style:family="paragraph" style:parent-style-name="Preformatted_20_Text">
      <style:text-properties fo:font-size="16pt" style:text-underline-style="solid" style:text-underline-width="auto" style:text-underline-color="font-color" officeooo:rsid="00076d2e" officeooo:paragraph-rsid="00076d2e" style:font-size-asian="16pt" style:font-size-complex="16pt"/>
    </style:style>
    <style:style style:name="P9" style:family="paragraph" style:parent-style-name="Preformatted_20_Text">
      <style:text-properties fo:font-size="14pt" style:text-underline-style="solid" style:text-underline-width="auto" style:text-underline-color="font-color" officeooo:rsid="00076d2e" officeooo:paragraph-rsid="00076d2e" style:font-size-asian="14pt" style:font-size-complex="14pt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officeooo:rsid="00076d2e" officeooo:paragraph-rsid="001c7370" style:font-size-asian="14pt" style:font-size-complex="14pt"/>
    </style:style>
    <style:style style:name="P11" style:family="paragraph" style:parent-style-name="Preformatted_20_Text">
      <style:text-properties fo:font-size="12pt" style:text-underline-style="none" officeooo:rsid="00076d2e" officeooo:paragraph-rsid="001c7370" style:font-size-asian="10.5pt" style:font-size-complex="12pt"/>
    </style:style>
    <style:style style:name="T1" style:family="text">
      <style:text-properties officeooo:rsid="000d223c"/>
    </style:style>
    <style:style style:name="T2" style:family="text">
      <style:text-properties officeooo:rsid="00095f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za cerintelor</text:p>
      <text:p text:style-name="P2"/>
      <text:p text:style-name="P3">Tema</text:p>
      <text:p text:style-name="P3"/>
      <text:p text:style-name="P3">Laborator 2(PPD)</text:p>
      <text:p text:style-name="P10">A)Generalizati programul de la laboratorul 1(pct. A) prin inlocuirea operatiei de adunare cu un operator binar asociativ.Generalizati si tipul operanzilor!</text:p>
      <text:p text:style-name="P10">•Implementati un program pentru adunare matrice de numere </text:p>
      <text:p text:style-name="P10">complexe.</text:p>
      <text:p text:style-name="P10">•Testati programul generalizat pentru diferiti operatori si pentru numar diferit de thread-uri si analizati timpul de executie.</text:p>
      <text:p text:style-name="P3">B) Transcrieti programul in C++11.</text:p>
      <text:p text:style-name="P3">Recomandari:Folositi expresii lambdapentru definirea operatorilor!</text:p>
      <text:p text:style-name="P3"/>
      <text:p text:style-name="P3">Testare si analiza:Se cere testarea ambelor implementari(Java si C++) astfel:</text:p>
      <text:p text:style-name="P10">1)Set1 matrice de 1000x1000</text:p>
      <text:p text:style-name="P10">a.tip elemente = numere reale,cu operatorul de inmultire</text:p>
      <text:p text:style-name="P3">b.tip elemente = numere complexe,cu operatorul de inmultire</text:p>
      <text:p text:style-name="P3">pentru p=2,4,6,8</text:p>
      <text:p text:style-name="P3">2)Set 2 matrice de 1000x1000</text:p>
      <text:p text:style-name="P10">a.tip elemente = numere reale,cu operatorul a ¤ b = 1/ (1/ a+1/b)</text:p>
      <text:p text:style-name="P10">b.tip elemente = numere complexe,cu operatorul a ¤ b</text:p>
      <text:p text:style-name="P3">pentru p=2,4,6,8</text:p>
      <text:p text:style-name="P3">-Analiza comparativa:</text:p>
      <text:p text:style-name="P10">•Analiza dependentei performantei de tipul elementelor; </text:p>
      <text:p text:style-name="P3">•analiza dependentei performantei de operatorul folosit si •analiza performantei Java versus C++</text:p>
      <text:p text:style-name="P3"/>
      <text:p text:style-name="P3">Deadline:</text:p>
      <text:p text:style-name="P3">Saptamana </text:p>
      <text:p text:style-name="P3">5</text:p>
      <text:p text:style-name="P3"/>
      <text:p text:style-name="P3">Constrangeri</text:p>
      <text:p text:style-name="P3"/>
      <text:p text:style-name="P1">Constrangeri soft:</text:p>
      <text:p text:style-name="P11"><text:tab/>- la adunare matriciile trebuie sa aiba aceleasi dimensiuni</text:p>
      <text:p text:style-name="P11"><text:soft-page-break/><text:tab/>- numarul de threaduri nu trebuie sa fie mai mare decat numarul de elemente din matrice(nu prea ar avea sens, ar fi thread-uri care s-ar crea degeaba)</text:p>
      <text:p text:style-name="P1"/>
      <text:p text:style-name="P1">Constrangeri hard:</text:p>
      <text:p text:style-name="P1"><text:tab/><text:span text:style-name="T1">Procesor: Intel(R) Core(TM) i5-4200H CPU @ 2.80GHz(2 cores, 2 hyperthreads)</text:span></text:p>
      <text:p text:style-name="P1"><text:tab/><text:span text:style-name="T1">Sistem de operare: Linux 4.14.48-2-MANJARO</text:span></text:p>
      <text:p text:style-name="P1"><text:tab/><text:span text:style-name="T1">Ram: 8GB ddr3 1600 MHz;</text:span></text:p>
      <text:p text:style-name="P1"><text:tab/></text:p>
      <text:p text:style-name="P1"><text:tab/>- numarul de threaduri sa fie aprox. cate procese poate duce in <text:s/>paralel procesorul cu adevarat</text:p>
      <text:p text:style-name="P1"/>
      <text:p text:style-name="P4">Proiectare</text:p>
      <text:p text:style-name="P1"/>
      <text:p text:style-name="P1">Matrix&lt;T&gt; - clasa matrice, <text:span text:style-name="T2">contine elemente si marimea matricii</text:span></text:p>
      <text:p text:style-name="P1"/>
      <text:p text:style-name="P6">Complex – clasa de numare complexe, contine parte reala si parte imaginara(ambele double)</text:p>
      <text:p text:style-name="P5"/>
      <text:p text:style-name="P6">In C++ : clasa Runner, contine metoda statica care ruleaza o mapare pe matrici cu un operator binar, pe un numar dat de thread-uri. Returneaza o a treia matrice ca rezultat al operatiei asupra celor doua.</text:p>
      <text:p text:style-name="P6"/>
      <text:p text:style-name="P7">Testare</text:p>
      <text:p text:style-name="P7"/>
      <text:p text:style-name="P7">C++</text:p>
      <text:p text:style-name="P6"/>
      <text:p text:style-name="P6">2999723.600000 nanoseconds; operation [Double product]; noThreads [1]; noRuns [5]</text:p>
      <text:p text:style-name="P6">11989532.600000 nanoseconds; operation [Complex product]; noThreads [1]; noRuns [5]</text:p>
      <text:p text:style-name="P6">5841555.800000 nanoseconds; operation [Double something]; noThreads [1]; noRuns [5]</text:p>
      <text:p text:style-name="P6">16024784.200000 nanoseconds; operation [Complex something]; noThreads [1]; noRuns [5]</text:p>
      <text:p text:style-name="P6"/>
      <text:p text:style-name="P6">2429171.400000 nanoseconds; operation [Double product]; noThreads [2]; noRuns [5]</text:p>
      <text:p text:style-name="P6">6264209.000000 nanoseconds; operation [Complex product]; noThreads [2]; noRuns [5]</text:p>
      <text:p text:style-name="P6">2726148.000000 nanoseconds; operation [Double something]; noThreads [2]; noRuns [5]</text:p>
      <text:p text:style-name="P6">8524275.600000 nanoseconds; operation [Complex something]; noThreads [2]; noRuns [5]</text:p>
      <text:p text:style-name="P6"/>
      <text:p text:style-name="P6">2805320.000000 nanoseconds; operation [Double product]; noThreads [4]; noRuns [5]</text:p>
      <text:p text:style-name="P6"><text:soft-page-break/>5988911.200000 nanoseconds; operation [Complex product]; noThreads [4]; noRuns [5]</text:p>
      <text:p text:style-name="P6">3376261.000000 nanoseconds; operation [Double something]; noThreads [4]; noRuns [5]</text:p>
      <text:p text:style-name="P6">8389365.800000 nanoseconds; operation [Complex something]; noThreads [4]; noRuns [5]</text:p>
      <text:p text:style-name="P6"/>
      <text:p text:style-name="P6">3144104.000000 nanoseconds; operation [Double product]; noThreads [8]; noRuns [5]</text:p>
      <text:p text:style-name="P6">5799059.800000 nanoseconds; operation [Complex product]; noThreads [8]; noRuns [5]</text:p>
      <text:p text:style-name="P6">3080879.000000 nanoseconds; operation [Double something]; noThreads [8]; noRuns [5]</text:p>
      <text:p text:style-name="P6">8602675.000000 nanoseconds; operation [Complex something]; noThreads [8]; noRuns [5]</text:p>
      <text:p text:style-name="P6"/>
      <text:p text:style-name="P6">Java:</text:p>
      <text:p text:style-name="P6">Testing on realMultiply1000x1000: </text:p>
      <text:p text:style-name="P6">72916172 nanoseconds on 1 threads averaged over 5 runs</text:p>
      <text:p text:style-name="P6">30438131 nanoseconds on 2 threads averaged over 5 runs</text:p>
      <text:p text:style-name="P6">10520555 nanoseconds on 4 threads averaged over 5 runs</text:p>
      <text:p text:style-name="P6">19238553 nanoseconds on 6 threads averaged over 5 runs</text:p>
      <text:p text:style-name="P6">18109012 nanoseconds on 8 threads averaged over 5 runs</text:p>
      <text:p text:style-name="P6"/>
      <text:p text:style-name="P6"/>
      <text:p text:style-name="P6">Testing on complexMultiply1000x1000: </text:p>
      <text:p text:style-name="P6">26269753 nanoseconds on 1 threads averaged over 5 runs</text:p>
      <text:p text:style-name="P6">81955367 nanoseconds on 2 threads averaged over 5 runs</text:p>
      <text:p text:style-name="P6">12246517 nanoseconds on 4 threads averaged over 5 runs</text:p>
      <text:p text:style-name="P6">24121606 nanoseconds on 6 threads averaged over 5 runs</text:p>
      <text:p text:style-name="P6">12943978 nanoseconds on 8 threads averaged over 5 runs</text:p>
      <text:p text:style-name="P6"/>
      <text:p text:style-name="P6"/>
      <text:p text:style-name="P6">Testing on realOperator1000x1000: </text:p>
      <text:p text:style-name="P6">25071252 nanoseconds on 1 threads averaged over 5 runs</text:p>
      <text:p text:style-name="P6">14564926 nanoseconds on 2 threads averaged over 5 runs</text:p>
      <text:p text:style-name="P6">80235679 nanoseconds on 4 threads averaged over 5 runs</text:p>
      <text:p text:style-name="P6">13299904 nanoseconds on 6 threads averaged over 5 runs</text:p>
      <text:p text:style-name="P6">18201477 nanoseconds on 8 threads averaged over 5 runs</text:p>
      <text:p text:style-name="P6"/>
      <text:p text:style-name="P6"/>
      <text:p text:style-name="P6">Testing on complexOperator1000x1000: </text:p>
      <text:p text:style-name="P6">32082200 nanoseconds on 1 threads averaged over 5 runs</text:p>
      <text:p text:style-name="P6">86180807 nanoseconds on 2 threads averaged over 5 runs</text:p>
      <text:p text:style-name="P6">12893941 nanoseconds on 4 threads averaged over 5 runs</text:p>
      <text:p text:style-name="P6">24130392 nanoseconds on 6 threads averaged over 5 runs</text:p>
      <text:p text:style-name="P6">16218142 nanoseconds on 8 threads averaged over 5 ru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03:56.697392899</meta:creation-date>
    <dc:date>2018-11-05T15:14:09.207740740</dc:date>
    <meta:editing-duration>PT2S</meta:editing-duration>
    <meta:editing-cycles>1</meta:editing-cycles>
    <meta:document-statistic meta:table-count="0" meta:image-count="0" meta:object-count="0" meta:page-count="3" meta:paragraph-count="81" meta:word-count="619" meta:character-count="4500" meta:non-whitespace-character-count="3945"/>
    <meta:generator>LibreOffice/6.0.6.2$Linux_X86_64 LibreOffice_project/00m0$Build-2</meta:generator>
  </office:meta>
</office:document-meta>
</file>